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2"/>
    <style:style style:name="P2" style:family="paragraph" style:parent-style-name="Standard" style:list-style-name="L4"/>
    <style:style style:name="P3" style:family="paragraph" style:parent-style-name="Standard">
      <style:text-properties style:text-underline-style="solid" style:text-underline-width="auto" style:text-underline-color="font-color"/>
    </style:style>
    <style:style style:name="P4" style:family="paragraph" style:parent-style-name="Standard">
      <style:text-properties style:text-underline-style="solid" style:text-underline-width="auto" style:text-underline-color="font-color" fo:font-weight="bold" style:font-weight-asian="bold" style:font-weight-complex="bold"/>
    </style:style>
    <style:style style:name="P5" style:family="paragraph" style:parent-style-name="Standard">
      <style:text-properties style:text-underline-style="solid" style:text-underline-width="auto" style:text-underline-color="font-color" fo:font-weight="normal" style:font-weight-asian="normal" style:font-weight-complex="normal"/>
    </style:style>
    <style:style style:name="P6"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7" style:family="paragraph" style:parent-style-name="Standard" style:list-style-name="L5"/>
    <style:style style:name="P8" style:family="paragraph" style:parent-style-name="Standard" style:list-style-name="L6"/>
    <style:style style:name="P9" style:family="paragraph" style:parent-style-name="Standard" style:list-style-name="L7"/>
    <style:style style:name="P10" style:family="paragraph" style:list-style-name="L1"/>
    <style:style style:name="P11" style:family="paragraph" style:list-style-name="L2"/>
    <style:style style:name="P12" style:family="paragraph" style:parent-style-name="Standard">
      <style:paragraph-properties fo:break-before="page"/>
    </style:style>
    <style:style style:name="P13" style:family="paragraph" style:parent-style-name="Standard">
      <style:paragraph-properties fo:break-before="page"/>
      <style:text-properties style:text-underline-style="solid" style:text-underline-width="auto" style:text-underline-color="font-color" fo:font-weight="bold" style:font-weight-asian="bold" style:font-weight-complex="bold"/>
    </style:style>
    <style:style style:name="P14" style:family="paragraph" style:list-style-name="L3"/>
    <style:style style:name="P15" style:family="paragraph" style:list-style-name="L4"/>
    <style:style style:name="P16" style:family="paragraph" style:list-style-name="L6"/>
    <style:style style:name="P17" style:family="paragraph" style:parent-style-name="Standard">
      <style:paragraph-properties fo:margin-top="0cm" fo:margin-bottom="0cm" fo:text-align="start" style:justify-single-word="false" fo:orphans="2" fo:widows="2"/>
    </style:style>
    <style:style style:name="P18" style:family="paragraph" style:parent-style-name="Standard">
      <style:paragraph-properties fo:margin-top="0cm" fo:margin-bottom="0cm" fo:text-align="start" style:justify-single-word="false" fo:orphans="2" fo:widows="2"/>
      <style:text-properties fo:font-variant="normal" fo:text-transform="none" fo:color="#000000" style:text-line-through-style="none" fo:font-size="12pt" fo:language="en" fo:country="US" fo:font-style="normal" style:text-underline-style="none" fo:font-weight="normal" style:text-blinking="false" style:font-size-asian="12pt" style:font-style-asian="normal" style:font-weight-asian="normal" style:font-size-complex="12pt" style:font-style-complex="normal" style:font-weight-complex="normal"/>
    </style:style>
    <style:style style:name="P19" style:family="paragraph" style:list-style-name="L4">
      <style:text-properties fo:font-style="italic" style:font-style-asian="italic" style:font-style-complex="italic"/>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variant="normal" fo:text-transform="none" fo:color="#000000" style:text-line-through-style="none" style:font-name="Consolas" fo:font-size="9.5pt" fo:language="fr" fo:country="FR" fo:font-style="normal" style:text-underline-style="none" fo:font-weight="normal" style:text-blinking="false" style:font-name-asian="Consolas" style:font-size-asian="9.5pt" style:font-weight-asian="normal" style:font-name-complex="Consolas" style:font-size-complex="9.5pt" style:font-weight-complex="normal"/>
    </style:style>
    <style:style style:name="T4" style:family="text">
      <style:text-properties fo:font-variant="normal" fo:text-transform="none" fo:color="#00cc33" style:text-line-through-style="none" style:font-name="Consolas" fo:font-size="9.5pt" fo:language="fr" fo:country="FR" fo:font-style="normal" style:text-underline-style="none" fo:font-weight="normal" style:text-blinking="false" style:font-name-asian="Consolas" style:font-size-asian="9.5pt" style:font-weight-asian="normal" style:font-name-complex="Consolas" style:font-size-complex="9.5pt" style:font-weight-complex="normal"/>
    </style:style>
    <style:style style:name="T5" style:family="text">
      <style:text-properties fo:font-variant="normal" fo:text-transform="none" fo:color="#0000ff" style:text-line-through-style="none" style:font-name="Consolas" fo:font-size="9.5pt" fo:language="fr" fo:country="FR" fo:font-style="normal" style:text-underline-style="none" fo:font-weight="normal" style:text-blinking="false" style:font-name-asian="Consolas" style:font-size-asian="9.5pt" style:font-weight-asian="normal" style:font-name-complex="Consolas" style:font-size-complex="9.5pt" style:font-weight-complex="normal"/>
    </style:style>
    <style:style style:name="T6" style:family="text">
      <style:text-properties fo:font-variant="normal" fo:text-transform="none" fo:color="#99ccff" style:text-line-through-style="none" style:font-name="Consolas" fo:font-size="9.5pt" fo:language="fr" fo:country="FR" fo:font-style="normal" style:text-underline-style="none" fo:font-weight="normal" style:text-blinking="false" style:font-name-asian="Consolas" style:font-size-asian="9.5pt" style:font-weight-asian="normal" style:font-name-complex="Consolas" style:font-size-complex="9.5pt" style:font-weight-complex="normal"/>
    </style:style>
    <style:style style:name="T7" style:family="text">
      <style:text-properties fo:font-variant="normal" fo:text-transform="none" fo:color="#ff6600" style:text-line-through-style="none" style:font-name="Consolas" fo:font-size="9.5pt" fo:language="fr" fo:country="FR" fo:font-style="normal" style:text-underline-style="none" fo:font-weight="normal" style:text-blinking="false" style:font-name-asian="Consolas" style:font-size-asian="9.5pt" style:font-weight-asian="normal" style:font-name-complex="Consolas" style:font-size-complex="9.5pt" style:font-weight-complex="normal"/>
    </style:style>
    <style:style style:name="T8" style:family="text">
      <style:text-properties style:font-name="Consolas" fo:font-size="9.5pt" fo:language="fr" fo:country="FR" fo:font-style="normal" style:font-name-asian="Consolas" style:font-size-asian="9.5pt" style:font-name-complex="Consolas" style:font-size-complex="9.5pt"/>
    </style:style>
    <style:style style:name="T9" style:family="text">
      <style:text-properties fo:color="#99ccff" style:font-name="Consolas" fo:font-size="9.5pt" fo:language="fr" fo:country="FR" fo:font-style="normal" style:font-name-asian="Consolas" style:font-size-asian="9.5pt" style:font-name-complex="Consolas" style:font-size-complex="9.5pt"/>
    </style:style>
    <style:style style:name="T10" style:family="text">
      <style:text-properties fo:color="#00cc33" style:font-name="Consolas" fo:font-size="9.5pt" fo:language="fr" fo:country="FR" fo:font-style="normal" style:font-name-asian="Consolas" style:font-size-asian="9.5pt" style:font-name-complex="Consolas" style:font-size-complex="9.5pt"/>
    </style:style>
    <style:style style:name="T11" style:family="text">
      <style:text-properties fo:color="#ff6600" style:font-name="Consolas" fo:font-size="9.5pt" fo:language="fr" fo:country="FR" fo:font-style="normal" style:font-name-asian="Consolas" style:font-size-asian="9.5pt" style:font-name-complex="Consolas" style:font-size-complex="9.5pt"/>
    </style:style>
    <style:style style:name="T12" style:family="text">
      <style:text-properties fo:language="fr" fo:country="F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Modifier le Mod Zombies Health Rebalance</text:p>
      <text:p text:style-name="Standard"/>
      <text:p text:style-name="P4">Création de l'espace de travail :</text:p>
      <text:list xml:id="list2651068650751854647" text:style-name="L2">
        <text:list-item>
          <text:p text:style-name="P1">Créer les répertoires (éviter les espaces et accents dans les noms de fichiers ou répertoires)</text:p>
          <text:list>
            <text:list-item>
              <text:p text:style-name="P1">c:\RepertoireDeTravail\Zombies-Health-rebalance-Modif</text:p>
            </text:list-item>
            <text:list-item>
              <text:p text:style-name="P1">c:\RepertoireDeTravail\Zombies-Health-rebalance-Modif-Key</text:p>
            </text:list-item>
            <text:list-item>
              <text:p text:style-name="P1">c:\RepertoireDeTravail\@Zombies-Health-rebalance-Modif\addons</text:p>
            </text:list-item>
            <text:list-item>
              <text:p text:style-name="P1">c:\RepertoireDeTravail\@Zombies-Health-rebalance-Modif\key</text:p>
            </text:list-item>
          </text:list>
        </text:list-item>
      </text:list>
      <text:p text:style-name="Standard"/>
      <text:p text:style-name="P4">Récupérer le mod :</text:p>
      <text:list xml:id="list220138610445734704" text:style-name="L1">
        <text:list-item>
          <text:p>S'abonner au mod <text:s/>Zombies-Health-rebalance</text:p>
        </text:list-item>
        <text:list-item>
          <text:p>Lancer le launcher pour que le mod se télécharge</text:p>
        </text:list-item>
        <text:list-item>
          <text:p>Copier le répertoire @Zombies-Health-rebalance depuis le répertoire !Workshop du client vers un répertoire de travail c:\RepertoireDeTravail\ (ou alors récupérer le dossier sur <text:s/>GitHub)</text:p>
        </text:list-item>
      </text:list>
      <text:p text:style-name="Standard"/>
      <text:list xml:id="list30601211" text:continue-list="list2651068650751854647" text:style-name="L2">
        <text:list-item>
          <text:p text:style-name="P1">Utiliser PBO manager pour décompresser le fichier .pbo contenus dans le répertoire c:\RepertoireDeTravail\@Zombies-Health-rebalance\addons (faire clique droit / PBO manager / extrat to Zombies-Health-rebalance)</text:p>
        </text:list-item>
        <text:list-item>
          <text:p text:style-name="P1">Déplacer le contenu du répertoire nouvellement créé par la décompression (avec son arborescence, mais sans sa racine « Zombies-Health-rebalance ») vers c:\RepertoireDeTravail\Zombies-Health-rebalance-Modif</text:p>
        </text:list-item>
        <text:list-item>
          <text:p text:style-name="P1">Supprimer le répertoire <text:s/>c:\RepertoireDeTravail\@Zombies-Health-rebalance (pour éviter de se tromper, maintenant on travail sur une version modifiée du mod).</text:p>
        </text:list-item>
      </text:list>
      <text:p text:style-name="Standard"/>
      <text:p text:style-name="Standard"><text:span text:style-name="T2">Modifier le mod :</text:span></text:p>
      <text:list xml:id="list8293305745698439834" text:style-name="L3">
        <text:list-item>
          <text:p>Ouvrir le fichier config.cpp avec un éditeur de texte (notepad+ ou visual studio).</text:p>
        </text:list-item>
        <text:list-item>
          <text:p>Faire les modifications voulues.</text:p>
        </text:list-item>
        <text:list-item>
          <text:p>Enregistrer le fichier avec ses modifications.</text:p>
        </text:list-item>
      </text:list>
      <text:p text:style-name="Standard"/>
      <text:p text:style-name="P4">Recréer le nouveau fichier pbo</text:p>
      <text:list xml:id="list4127958100182876047" text:style-name="L4">
        <text:list-item>
          <text:p text:style-name="P2">Dans Dayz tool, ouvrir addons builder</text:p>
        </text:list-item>
        <text:list-item>
          <text:p text:style-name="P2">Dans Addons builder, </text:p>
          <text:list>
            <text:list-item>
              <text:p text:style-name="P2">Mettre dans le champs « addon source directory » <text:s text:c="9"/>c:\RepertoireDeTravail\Zombies-Health-rebalance-Modif</text:p>
            </text:list-item>
            <text:list-item>
              <text:p text:style-name="P2">Mettre dans le champs « Destination directory » <text:s text:c="8"/>c:\RepertoireDeTravail\@Zombies-Health-rebalance-Modif\addons</text:p>
            </text:list-item>
            <text:list-item>
              <text:p text:style-name="P2">Décocher bynarize</text:p>
            </text:list-item>
            <text:list-item>
              <text:p text:style-name="P2">Cocher Clear temp folder</text:p>
            </text:list-item>
            <text:list-item>
              <text:p text:style-name="P2">Dans les options, s'assurer que *.cpp fait partie de la « list of file to copy »</text:p>
            </text:list-item>
            <text:list-item>
              <text:p text:style-name="P2">Puis « packer », un fichier *.pbo <text:s/>a du être créé sous c:\RepertoireDeTravail\@Zombies-Health-rebalance-Modif\addons</text:p>
            </text:list-item>
          </text:list>
        </text:list-item>
      </text:list>
      <text:p text:style-name="Standard"/>
      <text:p text:style-name="Standard"><text:span text:style-name="T2">Créer les clefs :</text:span></text:p>
      <text:list xml:id="list30593911" text:continue-numbering="true" text:style-name="L4">
        <text:list-item>
          <text:p text:style-name="P2">Dans Dayz tool, ouvrir « DS utils »</text:p>
        </text:list-item>
        <text:list-item>
          <text:p text:style-name="P2">Dans DS Utils</text:p>
          <text:list>
            <text:list-item>
              <text:p text:style-name="P2">Faire glisser le fichier pbo précédemment créé dans la fenêtre du milieu</text:p>
            </text:list-item>
            <text:list-item>
              <text:p text:style-name="P2">Cliquer sur le « N » à coté de « private key »</text:p>
              <text:list>
                <text:list-item>
                  <text:p text:style-name="P2">Choisir un nom pour la clef dans « autority name » (autant mettre « Zombies-Health-rebalance-Modif » pour que tout soit homogène) </text:p>
                </text:list-item>
                <text:list-item>
                  <text:p text:style-name="P2"><text:soft-page-break/>Choisir c:\RepertoireDeTravail\Zombies-Health-rebalance-ModifKey dans « destination path »</text:p>
                </text:list-item>
                <text:list-item>
                  <text:p text:style-name="P2">Valider</text:p>
                </text:list-item>
              </text:list>
            </text:list-item>
          </text:list>
        </text:list-item>
        <text:list-item>
          <text:p text:style-name="P2">Copier le fichier .bikey (contenu dans c:\RepertoireDeTravail\Zombies-Health-rebalance-ModifKey) :</text:p>
          <text:list>
            <text:list-item>
              <text:p text:style-name="P2">vers c:\RepertoireDeTravail\@Zombies-Health-rebalance-Modif\key </text:p>
            </text:list-item>
            <text:list-item>
              <text:p text:style-name="P2">et vers le répertoire keys du server </text:p>
            </text:list-item>
            <text:list-item>
              <text:p text:style-name="P2">Attention ne pas copier le fichier .biprivatekey qui doit rester privé</text:p>
            </text:list-item>
          </text:list>
        </text:list-item>
      </text:list>
      <text:p text:style-name="Standard"/>
      <text:p text:style-name="P4">Signer le fichier pbo :</text:p>
      <text:list xml:id="list30590543" text:continue-numbering="true" text:style-name="L4">
        <text:list-item>
          <text:p text:style-name="P2">S'assurer que le pbo dans la fenêtre centrale de « DS utils » est toujours présent et coché</text:p>
        </text:list-item>
        <text:list-item>
          <text:p text:style-name="P2">Cliquer sur l'icone répertoire à coté de private key et aller chercher la clef privée dans <text:s/>c:\RepertoireDeTravail\ Zombies-Health-rebalance-ModifKey</text:p>
        </text:list-item>
        <text:list-item>
          <text:p text:style-name="P2">Cliquer sur « prosses files »</text:p>
        </text:list-item>
      </text:list>
      <text:p text:style-name="Standard"/>
      <text:p text:style-name="P4">Activer le mod :</text:p>
      <text:list xml:id="list30595687" text:continue-numbering="true" text:style-name="L4">
        <text:list-item>
          <text:p text:style-name="P2">Copier le dossier c:\RepertoireDeTravail\@Zombies-Health-rebalance-Modif vers la racine du server</text:p>
        </text:list-item>
        <text:list-item>
          <text:p>Remarque : Pour les mod client, il faut aussi le copier dans le répertoire!Workshop du client (il faudra aussi aller le cherché manuellement dans le launcher tant que l'on ne passe pas par le workshop)</text:p>
        </text:list-item>
        <text:list-item>
          <text:p text:style-name="P2">Ajouter (ou modifier) "-mod=@Zombies-Health-rebalance-Modif" dans le .bat du serveur</text:p>
        </text:list-item>
      </text:list>
      <text:p text:style-name="Standard"/>
      <text:p text:style-name="P4">Procédure rapide pour les modifications :</text:p>
      <text:list xml:id="list7031739856902219861" text:style-name="L5">
        <text:list-item>
          <text:p text:style-name="P7">Faire les modifications dans config.cpp et enregistrer</text:p>
        </text:list-item>
        <text:list-item>
          <text:p text:style-name="P7">Dans « addons builder » cliquer sur « pack » (les chemins sont déjà enregistrés)</text:p>
        </text:list-item>
        <text:list-item>
          <text:p text:style-name="P7">Dans « DS utils » sélectionner le pbo et la private key puis cliquer sur « process file »</text:p>
        </text:list-item>
        <text:list-item>
          <text:p text:style-name="P7">Copier c:\RepertoireDeTravail\@Zombies-Health-rebalance-Modif <text:s/>sur la racine du serveur</text:p>
        </text:list-item>
        <text:list-item>
          <text:p text:style-name="P7">Lancer le serveur</text:p>
        </text:list-item>
      </text:list>
      <text:p text:style-name="Standard"/>
      <text:p text:style-name="P4">Publier le mod :</text:p>
      <text:list xml:id="list30591736" text:continue-list="list30595687" text:style-name="L4">
        <text:list-item>
          <text:p text:style-name="P2">Dans Dayz tool, ouvrir « Publisher » (je crois qu'il faut que le launcher soit fermé)</text:p>
        </text:list-item>
        <text:list-item>
          <text:p text:style-name="P2">Dans Publisher</text:p>
          <text:list>
            <text:list-item>
              <text:p text:style-name="P2">Renseigner le nom (sans espaces, ce serra le nom du répertoire)</text:p>
            </text:list-item>
            <text:list-item>
              <text:p text:style-name="P2">Renseigner Tags, Description...</text:p>
            </text:list-item>
            <text:list-item>
              <text:p text:style-name="P2">Choisir private/friends/public</text:p>
            </text:list-item>
            <text:list-item>
              <text:p text:style-name="P2">Sélectionner le répertoire à uploader (c:\RepertoireDeTravail\@Zombies-Health-rebalance-Modif)</text:p>
            </text:list-item>
            <text:list-item>
              <text:p text:style-name="P2">Renseigner le changelog si besoin</text:p>
            </text:list-item>
            <text:list-item>
              <text:p text:style-name="P2">Cliquer sur « Publish »</text:p>
            </text:list-item>
          </text:list>
        </text:list-item>
        <text:list-item>
          <text:p text:style-name="P2">Lors de la première publication, un fichier meta.cpp est créé sur la racine du mod, dans ce fichier il faut vérifier que le « publishedid » est bien renseigné avec le numéro contenu dans l'adresse internet du mod. Au besoin il faut le saisir manuellement et republier (updater) le mod.</text:p>
        </text:list-item>
      </text:list>
      <text:p text:style-name="P13">Tweaker les valeurs de Zombies-Health-rebalance :</text:p>
      <text:p text:style-name="Standard"/>
      <text:p text:style-name="Standard">La valeur principale à modifier pour facilement tweaker la santé des z est le « hitpoints » contenus dans la class DamageSystem/GlobalHealth/Health</text:p>
      <text:p text:style-name="Standard">Cette classe se trouve à différents endroits dans le script car le système utilise l'héritage entre les classe. </text:p>
      <text:p text:style-name="Standard"/>
      <text:p text:style-name="P5">Un mot sur le concept d'héritage :</text:p>
      <text:p text:style-name="Standard">L'héritage consiste à créer une classe parent (ZombieBase) </text:p>
      <text:p text:style-name="Standard">puis des classes enfants (ZombieFemaleBase et ZombieMaleBase) </text:p>
      <text:p text:style-name="Standard">puis des classes petit enfants (ZmbM_HermitSkinny_Base, ZmbM_FarmerFat_Base...) </text:p>
      <text:p text:style-name="Standard">et enfin les petits petits enfants (ZmbM_HermitSkinny_Beige, ZmbM_HermitSkinny_Black...)</text:p>
      <text:p text:style-name="Standard"/>
      <text:p text:style-name="Standard">Ainsi les enfants et les petit enfants « héritent » des variables de leurs aînés à moins qu'elles ne soit remplacée par de nouvelles variables.</text:p>
      <text:p text:style-name="Standard"/>
      <text:p text:style-name="Standard">Aussi on peut trouver la fameuse class « DamageSystem/GlobalHealth/Health » </text:p>
      <text:list xml:id="list1212914211416614692" text:style-name="L6">
        <text:list-item>
          <text:p text:style-name="P8">Dans la class parent «ZombieBase» (c'est un peu les valeurs par défaut) </text:p>
        </text:list-item>
        <text:list-item>
          <text:p text:style-name="P8">Et aussi dans la class petit enfant « ZmbM_HermitSkinny_Base » (pour que tous les petits vieux à poil aient leur propres points de vie)</text:p>
        </text:list-item>
        <text:list-item>
          <text:p text:style-name="P8">Et aussi dans la class petit petit enfant <text:s/>« ZmbM_SoldierVestHelmet » (pour avoir un détail précis pour les différents types de soldats)</text:p>
        </text:list-item>
      </text:list>
      <text:p text:style-name="P17"><text:span text:style-name="Emphasis"><text:span text:style-name="T3"/></text:span></text:p>
      <text:p text:style-name="P3"><text:span text:style-name="T12">Remarques divers :</text:span></text:p>
      <text:p text:style-name="Standard"><text:span text:style-name="T12"/></text:p>
      <text:list xml:id="list1174638852028896761" text:style-name="L7">
        <text:list-item>
          <text:p text:style-name="P9"><text:span text:style-name="T12">Si on veut ajouter une variété de z avec des hp perso, il faut bien créer la class  DamageSystem complète avec ses sous-classe GlobalHealth et DamageZones complètes.</text:span></text:p>
        </text:list-item>
        <text:list-item>
          <text:p text:style-name="P9"><text:span text:style-name="T12">Pour immuniser aux head shot il suffit de mettre « transferToGlobalCoef » à 0 la class <text:s/> DamageSystem/DamageZones/Head/Health des z concernés</text:span></text:p>
        </text:list-item>
        <text:list-item>
          <text:p text:style-name="P9"><text:span text:style-name="T12">D'après ce que j'ai compris du fonctionnement du système, en mettant 1 à tous les  transferToGlobalCoef (sauf si on veut éviter les headshot) on a juste à jouer sur les hitpoints de « DamageSystem/GlobalHealth/Health » pour tweaker les points de vies (j'ai modifié d'autres choses, mais je crois que l’essentiel est là).</text:span></text:p>
        </text:list-item>
      </text:list>
      <text:p text:style-name="Standard"><text:span text:style-name="T12"/></text:p>
      <text:p text:style-name="P12"><text:span text:style-name="T1">Les classes qui ont été modifiées (26/01/19) :</text:span> </text:p>
      <text:p text:style-name="P18"><text:span text:style-name="Emphasis"><text:span text:style-name="T8"/></text:span></text:p>
      <text:p text:style-name="P18"><text:span text:style-name="Emphasis"><text:span text:style-name="T8">ZombieBase<text:tab/><text:tab/><text:tab/><text:tab/>= 50</text:span></text:span></text:p>
      <text:p text:style-name="P18"><text:span text:style-name="Emphasis"><text:span text:style-name="T8">ZmbM_HermitSkinny_Base <text:tab/><text:tab/>= 1</text:span></text:span></text:p>
      <text:p text:style-name="P18"><text:span text:style-name="Emphasis"><text:span text:style-name="T9">ZmbF_CitizenBSkinny_Base <text:tab/><text:tab/>= 30</text:span></text:span></text:p>
      <text:p text:style-name="P18"><text:span text:style-name="Emphasis"><text:span text:style-name="T10">ZmbM_PrisonerSkinny_Base <text:tab/><text:tab/>= 80</text:span></text:span></text:p>
      <text:p text:style-name="P18"><text:span text:style-name="Emphasis"><text:span text:style-name="T10">ZmbM_FirefighterNormal_Base <text:tab/>= 80</text:span></text:span></text:p>
      <text:p text:style-name="P18"><text:span text:style-name="Emphasis"><text:span text:style-name="T10">ZmbM_ParamedicNormal_Base <text:tab/><text:tab/>= 80</text:span></text:span></text:p>
      <text:p text:style-name="P18"><text:span text:style-name="Emphasis"><text:span text:style-name="T11">ZmbM_HunterOld_Base <text:tab/><text:tab/><text:tab/>= 120</text:span></text:span></text:p>
      <text:p text:style-name="P18"><text:span text:style-name="Emphasis"><text:span text:style-name="T11">ZmbM_PolicemanFat_Base <text:tab/><text:tab/>= 120</text:span></text:span></text:p>
      <text:p text:style-name="P18"><text:span text:style-name="Emphasis"><text:span text:style-name="T11">ZmbF_PoliceWomanNormal_Base <text:tab/>= 120</text:span></text:span></text:p>
      <text:p text:style-name="P18"><text:span text:style-name="Emphasis"><text:span text:style-name="T11">ZmbM_PolicemanSpecForce_Base <text:tab/>= 120</text:span></text:span></text:p>
      <text:p text:style-name="P18"><text:span text:style-name="Emphasis"><text:span text:style-name="T11">ZmbM_SoldierNormal_Base <text:tab/><text:tab/>= 120</text:span></text:span></text:p>
      <text:p text:style-name="P18"><text:span text:style-name="Emphasis"><text:span text:style-name="T11">ZmbM_usSoldier_normal_Base <text:tab/><text:tab/>= 120</text:span></text:span></text:p>
      <text:p text:style-name="P18"><text:span text:style-name="Emphasis"><text:span text:style-name="T11">ZmbM_usSoldier_normal_Desert <text:tab/>= 120</text:span></text:span></text:p>
      <text:p text:style-name="P18"><text:span text:style-name="Emphasis"><text:span text:style-name="T11">ZmbM_PatrolNormal_Base <text:tab/><text:tab/>= 120</text:span></text:span></text:p>
      <text:p text:style-name="P18"><text:span text:style-name="Emphasis"><text:span text:style-name="T9">ZmbF_SkaterYoung_Base <text:tab/><text:tab/>= 30</text:span></text:span></text:p>
      <text:p text:style-name="P18"><text:span text:style-name="Emphasis"><text:span text:style-name="T10">ZmbM_HeavyIndustryWorker_Base <text:tab/>= 80</text:span></text:span></text:p>
      <text:p text:style-name="P17"><text:span text:style-name="Emphasis"><text:span text:style-name="T10">ZmbM_OffshoreWorker_Base</text:span></text:span><text:span text:style-name="Emphasis"><text:span text:style-name="T4"> <text:tab/><text:tab/>= 80</text:span></text:span></text:p>
      <text:p text:style-name="P17"><text:span text:style-name="Emphasis"><text:span text:style-name="T5">ZmbM_DoctorFat_Base <text:tab/><text:tab/><text:tab/>= 150</text:span></text:span></text:p>
      <text:p text:style-name="P17"><text:span text:style-name="Emphasis"><text:span text:style-name="T6">ZmbM_PatientSkinny_Base <text:tab/><text:tab/>= 30</text:span></text:span></text:p>
      <text:p text:style-name="P17"><text:span text:style-name="Emphasis"><text:span text:style-name="T7">ZmbM_Soldier <text:tab/><text:tab/><text:tab/><text:tab/>= 120</text:span></text:span></text:p>
      <text:p text:style-name="P17"><text:span text:style-name="Emphasis"><text:span text:style-name="T7">ZmbM_SoldierAlice <text:tab/><text:tab/><text:tab/>= 120</text:span></text:span></text:p>
      <text:p text:style-name="P17"><text:span text:style-name="Emphasis"><text:span text:style-name="T7">ZmbM_SoldierHelmet <text:tab/><text:tab/><text:tab/>= 120</text:span></text:span></text:p>
      <text:p text:style-name="P17"><text:span text:style-name="Emphasis"><text:span text:style-name="T5">ZmbM_SoldierVest <text:tab/><text:tab/><text:tab/>= 150</text:span></text:span></text:p>
      <text:p text:style-name="P17"><text:span text:style-name="Emphasis"><text:span text:style-name="T7">ZmbM_SoldierAliceHelmet <text:tab/><text:tab/>= 120</text:span></text:span></text:p>
      <text:p text:style-name="P17"><text:span text:style-name="Emphasis"><text:span text:style-name="T5">ZmbM_SoldierVestHelmet <text:tab/><text:tab/>= 150</text:span></text:span></text:p>
      <text:p text:style-name="P17"><text:span text:style-name="Emphasis"><text:span text:style-name="T6">ZmbF_MilkMaidOld_Base <text:tab/><text:tab/>= 30</text:span></text:span></text:p>
      <text:p text:style-name="P17"><text:span text:style-name="Emphasis"><text:span text:style-name="T3">ZmbM_priestPopSkinny_Base <text:tab/><text:tab/>= 500</text:span></text:span></text:p>
      <text:p text:style-name="P17"><text:span text:style-name="Emphasis"><text:span text:style-name="T3"/></text:span></text:p>
      <text:p text:style-name="P17"><text:span text:style-name="T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dfbsdfb blacvdvffdsv</meta:initial-creator>
    <meta:creation-date>2019-01-24T17:08:47.76</meta:creation-date>
    <dc:date>2019-01-26T10:39:55.04</dc:date>
    <dc:creator>bladfbsdfb blacvdvffdsv</dc:creator>
    <meta:editing-duration>PT8H32M9S</meta:editing-duration>
    <meta:editing-cycles>35</meta:editing-cycles>
    <meta:generator>OpenOffice/4.1.5$Win32 OpenOffice.org_project/415m1$Build-9789</meta:generator>
    <meta:document-statistic meta:table-count="0" meta:image-count="0" meta:object-count="0" meta:page-count="4" meta:paragraph-count="108" meta:word-count="1017" meta:character-count="7148"/>
  </office:meta>
</office:document-meta>
</file>